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1.26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2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9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186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7.37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61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9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23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6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1.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42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0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4.042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10.869cm" svg:y1="2.799cm" svg:x2="10.869cm" svg:y2="11.672cm">
              <text:p/>
            </draw:line>
            <draw:line draw:style-name="gr4" draw:text-style-name="P1" draw:layer="layout" svg:x1="10.869cm" svg:y1="10.193cm" svg:x2="10.869cm" svg:y2="17.587cm">
              <text:p/>
            </draw:line>
          </draw:g>
          <draw:custom-shape draw:style-name="gr5" draw:text-style-name="P3" draw:layer="layout" svg:width="4cm" svg:height="0.995cm" svg:x="8.869cm" svg:y="2.7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1.464cm" svg:x="10.619cm" svg:y="4.64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6.938cm" svg:y1="2.721cm" svg:x2="16.938cm" svg:y2="4.917cm">
              <text:p/>
            </draw:line>
            <draw:line draw:style-name="gr8" draw:text-style-name="P1" draw:layer="layout" svg:x1="16.938cm" svg:y1="4.551cm" svg:x2="16.938cm" svg:y2="6.381cm">
              <text:p/>
            </draw:line>
          </draw:g>
          <draw:custom-shape draw:style-name="gr9" draw:text-style-name="P3" draw:layer="layout" svg:width="4cm" svg:height="0.995cm" svg:x="14.938cm" svg:y="2.7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0.828cm" svg:x="16.688cm" svg:y="5.03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" draw:text-style-name="P4" draw:layer="layout" svg:x1="5.162cm" svg:y1="4.816cm" svg:x2="10.636cm" svg:y2="4.816cm">
            <text:p/>
          </draw:line>
          <draw:frame draw:style-name="gr12" draw:text-style-name="P6" draw:layer="layout" svg:width="4cm" svg:height="2.031cm" svg:x="5.162cm" svg:y="2.794cm">
            <draw:text-box>
              <text:p text:style-name="P5"><text:span text:style-name="T2">authenticate(username: string, password: string)</text:span></text:p>
            </draw:text-box>
          </draw:frame>
        </draw:g>
        <draw:g draw:style-name="gr2">
          <draw:line draw:style-name="gr13" draw:text-style-name="P4" draw:layer="layout" svg:x1="11.125cm" svg:y1="5.437cm" svg:x2="16.653cm" svg:y2="5.437cm">
            <text:p/>
          </draw:line>
          <draw:frame draw:style-name="gr14" draw:text-style-name="P8" draw:layer="layout" svg:width="4.04cm" svg:height="0.963cm" svg:x="11.125cm" svg:y="4.483cm">
            <draw:text-box>
              <text:p text:style-name="P7"><text:span text:style-name="T2">userExists(username: string)</text:span></text:p>
            </draw:text-box>
          </draw:frame>
        </draw:g>
        <draw:g draw:style-name="gr1">
          <draw:g draw:style-name="gr2">
            <draw:line draw:style-name="gr15" draw:text-style-name="P1" draw:layer="layout" svg:x1="23.371cm" svg:y1="2.566cm" svg:x2="23.371cm" svg:y2="6.661cm">
              <text:p/>
            </draw:line>
            <draw:line draw:style-name="gr16" draw:text-style-name="P1" draw:layer="layout" svg:x1="23.371cm" svg:y1="5.979cm" svg:x2="23.371cm" svg:y2="9.392cm">
              <text:p/>
            </draw:line>
          </draw:g>
          <draw:custom-shape draw:style-name="gr17" draw:text-style-name="P3" draw:layer="layout" svg:width="4cm" svg:height="0.995cm" svg:x="21.371cm" svg:y="2.56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5cm" svg:height="2.153cm" svg:x="23.147cm" svg:y="5.915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19" draw:text-style-name="P9" draw:layer="layout" svg:width="1.404cm" svg:height="0.922cm" svg:x="11.133cm" svg:y="9.113cm" svg:viewBox="0 0 1405 923" draw:points="0,0 1405,0 1405,923 250,923">
            <text:p/>
          </draw:polyline>
          <draw:frame draw:style-name="gr20" draw:text-style-name="P10" draw:layer="layout" svg:width="2.893cm" svg:height="3.762cm" svg:x="11.377cm" svg:y="8.015cm">
            <draw:text-box>
              <text:p text:style-name="P7"><text:span text:style-name="T2">compareCreds(</text:span></text:p>
              <text:p text:style-name="P7"><text:span text:style-name="T2">u1: string, p1: string,</text:span></text:p>
              <text:p text:style-name="P7"><text:span text:style-name="T2">u2: string, p2: string)</text:span></text:p>
            </draw:text-box>
          </draw:frame>
        </draw:g>
        <draw:g draw:style-name="gr2">
          <draw:line draw:style-name="gr21" draw:text-style-name="P4" draw:layer="layout" svg:x1="11.086cm" svg:y1="6.813cm" svg:x2="23.19cm" svg:y2="6.813cm">
            <text:p/>
          </draw:line>
          <draw:frame draw:style-name="gr22" draw:text-style-name="P8" draw:layer="layout" svg:width="8.845cm" svg:height="0.963cm" svg:x="11.086cm" svg:y="5.859cm">
            <draw:text-box>
              <text:p text:style-name="P7"><text:span text:style-name="T2">getCredentials(username: string, password: string)</text:span></text:p>
            </draw:text-box>
          </draw:frame>
        </draw:g>
        <draw:g draw:style-name="gr2">
          <draw:line draw:style-name="gr23" draw:text-style-name="P4" draw:layer="layout" svg:x1="23.164cm" svg:y1="7.772cm" svg:x2="11.18cm" svg:y2="7.772cm">
            <text:p/>
          </draw:line>
          <draw:frame draw:style-name="gr24" draw:text-style-name="P8" draw:layer="layout" svg:width="8.761cm" svg:height="0.725cm" svg:x="14.403cm" svg:y="7.056cm">
            <draw:text-box>
              <text:p text:style-name="P7"><text:span text:style-name="T2">Credentials</text:span></text:p>
            </draw:text-box>
          </draw:frame>
        </draw:g>
        <draw:g draw:style-name="gr2">
          <draw:polyline draw:style-name="gr25" draw:text-style-name="P9" draw:layer="layout" svg:width="1.404cm" svg:height="0.922cm" svg:x="11.12cm" svg:y="10.93cm" svg:viewBox="0 0 1405 923" draw:points="0,0 1405,0 1405,923 250,923">
            <text:p/>
          </draw:polyline>
          <draw:frame draw:style-name="gr26" draw:text-style-name="P10" draw:layer="layout" svg:width="5.459cm" svg:height="0.441cm" svg:x="10.805cm" svg:y="10.377cm">
            <draw:text-box>
              <text:p text:style-name="P7"><text:span text:style-name="T2">generateOTP(username: string)</text:span></text:p>
            </draw:text-box>
          </draw:frame>
        </draw:g>
        <draw:g draw:style-name="gr2">
          <draw:line draw:style-name="gr27" draw:text-style-name="P4" draw:layer="layout" svg:x1="10.523cm" svg:y1="12.728cm" svg:x2="5.136cm" svg:y2="12.728cm">
            <text:p/>
          </draw:line>
          <draw:frame draw:style-name="gr28" draw:text-style-name="P8" draw:layer="layout" svg:width="3.938cm" svg:height="0.963cm" svg:x="6.585cm" svg:y="11.774cm">
            <draw:text-box>
              <text:p text:style-name="P7"><text:span text:style-name="T2">Request OTP</text:span></text:p>
            </draw:text-box>
          </draw:frame>
        </draw:g>
        <draw:g draw:style-name="gr2">
          <draw:line draw:style-name="gr29" draw:text-style-name="P4" draw:layer="layout" svg:x1="5.11cm" svg:y1="14.225cm" svg:x2="10.584cm" svg:y2="14.225cm">
            <text:p/>
          </draw:line>
          <draw:frame draw:style-name="gr30" draw:text-style-name="P6" draw:layer="layout" svg:width="4cm" svg:height="2.031cm" svg:x="5.11cm" svg:y="12.203cm">
            <draw:text-box>
              <text:p text:style-name="P5"><text:span text:style-name="T2">submitOTP(otp: string)</text:span></text:p>
            </draw:text-box>
          </draw:frame>
        </draw:g>
        <draw:g draw:style-name="gr2">
          <draw:line draw:style-name="gr31" draw:text-style-name="P4" draw:layer="layout" svg:x1="10.548cm" svg:y1="15.763cm" svg:x2="5.058cm" svg:y2="15.763cm">
            <text:p/>
          </draw:line>
          <draw:frame draw:style-name="gr32" draw:text-style-name="P8" draw:layer="layout" svg:width="4.014cm" svg:height="0.725cm" svg:x="6.534cm" svg:y="15.047cm">
            <draw:text-box>
              <text:p text:style-name="P7"><text:span text:style-name="T2">User Authenticated</text:span></text:p>
            </draw:text-box>
          </draw:frame>
        </draw:g>
      </draw:page>
      <draw:page draw:name="page2" draw:style-name="dp1" draw:master-page-name="Default">
        <draw:g draw:style-name="gr1">
          <draw:g draw:style-name="gr2">
            <draw:line draw:style-name="gr33" draw:text-style-name="P1" draw:layer="layout" svg:x1="8.341cm" svg:y1="1.865cm" svg:x2="8.341cm" svg:y2="7.999cm">
              <text:p/>
            </draw:line>
            <draw:line draw:style-name="gr34" draw:text-style-name="P1" draw:layer="layout" svg:x1="8.341cm" svg:y1="6.977cm" svg:x2="8.341cm" svg:y2="12.089cm">
              <text:p/>
            </draw:line>
          </draw:g>
          <draw:custom-shape draw:style-name="gr35" draw:text-style-name="P3" draw:layer="layout" svg:width="4cm" svg:height="0.995cm" svg:x="6.341cm" svg:y="1.86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SSH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" draw:layer="layout" svg:width="0.5cm" svg:height="7.573cm" svg:x="8.091cm" svg:y="3.50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37" draw:text-style-name="P4" draw:layer="layout" svg:x1="1cm" svg:y1="3.933cm" svg:x2="8.107cm" svg:y2="3.933cm">
            <text:p/>
          </draw:line>
          <draw:frame draw:style-name="gr38" draw:text-style-name="P8" draw:layer="layout" svg:width="5.193cm" svg:height="0.963cm" svg:x="1cm" svg:y="2.979cm">
            <draw:text-box>
              <text:p text:style-name="P7"><text:span text:style-name="T2">requestPublicKey(username: string)</text:span></text:p>
            </draw:text-box>
          </draw:frame>
        </draw:g>
        <draw:g draw:style-name="gr1">
          <draw:g draw:style-name="gr2">
            <draw:line draw:style-name="gr39" draw:text-style-name="P1" draw:layer="layout" svg:x1="13.488cm" svg:y1="1.814cm" svg:x2="13.488cm" svg:y2="5.022cm">
              <text:p/>
            </draw:line>
            <draw:line draw:style-name="gr40" draw:text-style-name="P1" draw:layer="layout" svg:x1="13.488cm" svg:y1="4.487cm" svg:x2="13.488cm" svg:y2="7.16cm">
              <text:p/>
            </draw:line>
          </draw:g>
          <draw:custom-shape draw:style-name="gr41" draw:text-style-name="P3" draw:layer="layout" svg:width="4cm" svg:height="0.995cm" svg:x="11.488cm" svg:y="1.81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1" draw:layer="layout" svg:width="0.5cm" svg:height="1.821cm" svg:x="13.212cm" svg:y="4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line draw:style-name="gr43" draw:text-style-name="P4" draw:layer="layout" svg:x1="8.595cm" svg:y1="5.049cm" svg:x2="13.203cm" svg:y2="5.049cm">
            <text:p/>
          </draw:line>
          <draw:frame draw:style-name="gr44" draw:text-style-name="P8" draw:layer="layout" svg:width="3.367cm" svg:height="0.963cm" svg:x="8.595cm" svg:y="4.095cm">
            <draw:text-box>
              <text:p text:style-name="P7"><text:span text:style-name="T2">getUser(username: string)</text:span></text:p>
            </draw:text-box>
          </draw:frame>
        </draw:g>
        <draw:g draw:style-name="gr2">
          <draw:line draw:style-name="gr45" draw:text-style-name="P4" draw:layer="layout" svg:x1="13.22cm" svg:y1="6.113cm" svg:x2="8.663cm" svg:y2="6.113cm">
            <text:p/>
          </draw:line>
          <draw:frame draw:style-name="gr46" draw:text-style-name="P8" draw:layer="layout" svg:width="3.332cm" svg:height="0.725cm" svg:x="9.888cm" svg:y="5.397cm">
            <draw:text-box>
              <text:p text:style-name="P7"><text:span text:style-name="T2">User Record</text:span></text:p>
            </draw:text-box>
          </draw:frame>
        </draw:g>
        <draw:g draw:style-name="gr1">
          <draw:g draw:style-name="gr2">
            <draw:line draw:style-name="gr47" draw:text-style-name="P1" draw:layer="layout" svg:x1="18.961cm" svg:y1="1.813cm" svg:x2="18.961cm" svg:y2="7.605cm">
              <text:p/>
            </draw:line>
            <draw:line draw:style-name="gr48" draw:text-style-name="P1" draw:layer="layout" svg:x1="18.961cm" svg:y1="6.64cm" svg:x2="18.961cm" svg:y2="11.466cm">
              <text:p/>
            </draw:line>
          </draw:g>
          <draw:custom-shape draw:style-name="gr49" draw:text-style-name="P3" draw:layer="layout" svg:width="4cm" svg:height="0.995cm" svg:x="16.961cm" svg:y="1.8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1" draw:layer="layout" svg:width="0.5cm" svg:height="1.997cm" svg:x="18.711cm" svg:y="7.912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51" draw:text-style-name="P4" draw:layer="layout" svg:x1="8.621cm" svg:y1="8.474cm" svg:x2="18.728cm" svg:y2="8.474cm">
            <text:p/>
          </draw:line>
          <draw:frame draw:style-name="gr52" draw:text-style-name="P8" draw:layer="layout" svg:width="7.385cm" svg:height="0.725cm" svg:x="8.621cm" svg:y="7.758cm">
            <draw:text-box>
              <text:p text:style-name="P7"><text:span text:style-name="T2">getKey(username: string)</text:span></text:p>
            </draw:text-box>
          </draw:frame>
        </draw:g>
        <draw:g draw:style-name="gr2">
          <draw:line draw:style-name="gr53" draw:text-style-name="P4" draw:layer="layout" svg:x1="18.708cm" svg:y1="9.608cm" svg:x2="8.612cm" svg:y2="9.608cm">
            <text:p/>
          </draw:line>
          <draw:frame draw:style-name="gr54" draw:text-style-name="P8" draw:layer="layout" svg:width="7.382cm" svg:height="0.725cm" svg:x="11.326cm" svg:y="8.892cm">
            <draw:text-box>
              <text:p text:style-name="P7"><text:span text:style-name="T2">Public Key</text:span></text:p>
            </draw:text-box>
          </draw:frame>
        </draw:g>
        <draw:g draw:style-name="gr2">
          <draw:line draw:style-name="gr55" draw:text-style-name="P4" draw:layer="layout" svg:x1="8.046cm" svg:y1="10.567cm" svg:x2="1cm" svg:y2="10.567cm">
            <text:p/>
          </draw:line>
          <draw:frame draw:style-name="gr56" draw:text-style-name="P8" draw:layer="layout" svg:width="5.152cm" svg:height="0.725cm" svg:x="2.894cm" svg:y="9.851cm">
            <draw:text-box>
              <text:p text:style-name="P7"><text:span text:style-name="T2">Public Key</text:span></text:p>
            </draw:text-box>
          </draw:frame>
        </draw:g>
      </draw:page>
      <draw:page draw:name="page3" draw:style-name="dp1" draw:master-page-name="Default">
        <draw:g draw:style-name="gr1">
          <draw:g draw:style-name="gr2">
            <draw:line draw:style-name="gr57" draw:text-style-name="P1" draw:layer="layout" svg:x1="12.398cm" svg:y1="3.136cm" svg:x2="12.398cm" svg:y2="8.694cm">
              <text:p/>
            </draw:line>
            <draw:line draw:style-name="gr58" draw:text-style-name="P1" draw:layer="layout" svg:x1="12.398cm" svg:y1="7.768cm" svg:x2="12.398cm" svg:y2="12.4cm">
              <text:p/>
            </draw:line>
          </draw:g>
          <draw:custom-shape draw:style-name="gr59" draw:text-style-name="P3" draw:layer="layout" svg:width="4cm" svg:height="0.995cm" svg:x="10.398cm" svg:y="3.1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1" draw:layer="layout" svg:width="0.5cm" svg:height="6.44cm" svg:x="12.148cm" svg:y="4.63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1" draw:text-style-name="P4" draw:layer="layout" svg:x1="5.136cm" svg:y1="5.231cm" svg:x2="12.113cm" svg:y2="5.231cm">
            <text:p/>
          </draw:line>
          <draw:frame draw:style-name="gr62" draw:text-style-name="P6" draw:layer="layout" svg:width="5.098cm" svg:height="0.963cm" svg:x="5.136cm" svg:y="4.277cm">
            <draw:text-box>
              <text:p text:style-name="P5"><text:span text:style-name="T2">addApiResource(resourceUri: string)</text:span></text:p>
            </draw:text-box>
          </draw:frame>
        </draw:g>
        <draw:g draw:style-name="gr1">
          <draw:g draw:style-name="gr2">
            <draw:line draw:style-name="gr63" draw:text-style-name="P1" draw:layer="layout" svg:x1="21.296cm" svg:y1="3.085cm" svg:x2="21.296cm" svg:y2="7.211cm">
              <text:p/>
            </draw:line>
            <draw:line draw:style-name="gr64" draw:text-style-name="P1" draw:layer="layout" svg:x1="21.296cm" svg:y1="6.523cm" svg:x2="21.296cm" svg:y2="9.961cm">
              <text:p/>
            </draw:line>
          </draw:g>
          <draw:custom-shape draw:style-name="gr65" draw:text-style-name="P3" draw:layer="layout" svg:width="4.799cm" svg:height="0.995cm" svg:x="18.987cm" svg:y="3.0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6" draw:text-style-name="P1" draw:layer="layout" svg:width="0.5cm" svg:height="0.966cm" svg:x="21.046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olyline draw:style-name="gr67" draw:text-style-name="P9" draw:layer="layout" svg:width="1.903cm" svg:height="0.922cm" svg:x="12.658cm" svg:y="6.155cm" svg:viewBox="0 0 1904 923" draw:points="0,0 1904,0 1904,923 339,923">
            <text:p/>
          </draw:polyline>
          <draw:frame draw:style-name="gr68" draw:text-style-name="P10" draw:layer="layout" svg:width="2.381cm" svg:height="0.5cm" svg:x="13.018cm" svg:y="5.628cm">
            <draw:text-box>
              <text:p text:style-name="P7"><text:span text:style-name="T2">generateSecret()</text:span></text:p>
            </draw:text-box>
          </draw:frame>
        </draw:g>
        <draw:g draw:style-name="gr2">
          <draw:line draw:style-name="gr69" draw:text-style-name="P4" draw:layer="layout" svg:x1="12.656cm" svg:y1="8.647cm" svg:x2="21.037cm" svg:y2="8.647cm">
            <text:p/>
          </draw:line>
          <draw:frame draw:style-name="gr70" draw:text-style-name="P8" draw:layer="layout" svg:width="6.124cm" svg:height="1.675cm" svg:x="12.656cm" svg:y="6.981cm">
            <draw:text-box>
              <text:p text:style-name="P7"><text:span text:style-name="T2">updateApplicationRecord(resourceUri: string, secret: string)</text:span></text:p>
            </draw:text-box>
          </draw:frame>
        </draw:g>
        <draw:g draw:style-name="gr2">
          <draw:line draw:style-name="gr71" draw:text-style-name="P4" draw:layer="layout" svg:x1="12.159cm" svg:y1="9.834cm" svg:x2="5.113cm" svg:y2="9.834cm">
            <text:p/>
          </draw:line>
          <draw:frame draw:style-name="gr72" draw:text-style-name="P8" draw:layer="layout" svg:width="5.152cm" svg:height="0.725cm" svg:x="7.007cm" svg:y="9.118cm">
            <draw:text-box>
              <text:p text:style-name="P7"><text:span text:style-name="T2">API Secret</text:span></text:p>
            </draw:text-box>
          </draw:frame>
        </draw:g>
      </draw:page>
      <draw:page draw:name="page4" draw:style-name="dp1" draw:master-page-name="Default">
        <draw:g draw:style-name="gr1">
          <draw:g draw:style-name="gr2">
            <draw:line draw:style-name="gr73" draw:text-style-name="P1" draw:layer="layout" svg:x1="10.883cm" svg:y1="2.78cm" svg:x2="10.883cm" svg:y2="8.256cm">
              <text:p/>
            </draw:line>
            <draw:line draw:style-name="gr74" draw:text-style-name="P1" draw:layer="layout" svg:x1="10.883cm" svg:y1="7.343cm" svg:x2="10.883cm" svg:y2="11.907cm">
              <text:p/>
            </draw:line>
          </draw:g>
          <draw:custom-shape draw:style-name="gr75" draw:text-style-name="P3" draw:layer="layout" svg:width="4cm" svg:height="0.995cm" svg:x="8.883cm" svg:y="2.7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6" draw:text-style-name="P1" draw:layer="layout" svg:width="0.5cm" svg:height="6.25cm" svg:x="10.633cm" svg:y="4.64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77" draw:text-style-name="P4" draw:layer="layout" svg:x1="1.18cm" svg:y1="4.816cm" svg:x2="10.65cm" svg:y2="4.816cm">
            <text:p/>
          </draw:line>
          <draw:frame draw:style-name="gr78" draw:text-style-name="P6" draw:layer="layout" svg:width="6.92cm" svg:height="2.031cm" svg:x="1.18cm" svg:y="2.794cm">
            <draw:text-box>
              <text:p text:style-name="P5"><text:span text:style-name="T2">updatePassword(username: string, password: string)</text:span></text:p>
            </draw:text-box>
          </draw:frame>
        </draw:g>
        <draw:g draw:style-name="gr1">
          <draw:g draw:style-name="gr2">
            <draw:line draw:style-name="gr79" draw:text-style-name="P1" draw:layer="layout" svg:x1="17.807cm" svg:y1="2.722cm" svg:x2="17.807cm" svg:y2="8.093cm">
              <text:p/>
            </draw:line>
            <draw:line draw:style-name="gr80" draw:text-style-name="P1" draw:layer="layout" svg:x1="17.807cm" svg:y1="7.198cm" svg:x2="17.807cm" svg:y2="11.674cm">
              <text:p/>
            </draw:line>
          </draw:g>
          <draw:custom-shape draw:style-name="gr81" draw:text-style-name="P3" draw:layer="layout" svg:width="4cm" svg:height="0.995cm" svg:x="15.807cm" svg:y="2.72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2" draw:text-style-name="P1" draw:layer="layout" svg:width="0.5cm" svg:height="1.452cm" svg:x="17.583cm" svg:y="9.287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83" draw:text-style-name="P4" draw:layer="layout" svg:x1="11.179cm" svg:y1="9.927cm" svg:x2="17.587cm" svg:y2="9.927cm">
            <text:p/>
          </draw:line>
          <draw:frame draw:style-name="gr84" draw:text-style-name="P8" draw:layer="layout" svg:width="4.683cm" svg:height="0.963cm" svg:x="11.179cm" svg:y="8.973cm">
            <draw:text-box>
              <text:p text:style-name="P7"><text:span text:style-name="T2">generateCreds(username: string, password: string)</text:span></text:p>
            </draw:text-box>
          </draw:frame>
        </draw:g>
        <draw:g draw:style-name="gr2">
          <draw:polyline draw:style-name="gr85" draw:text-style-name="P9" draw:layer="layout" svg:width="1.404cm" svg:height="0.922cm" svg:x="11.16cm" svg:y="5.716cm" svg:viewBox="0 0 1405 923" draw:points="0,0 1405,0 1405,923 250,923">
            <text:p/>
          </draw:polyline>
          <draw:frame draw:style-name="gr86" draw:text-style-name="P10" draw:layer="layout" svg:width="5.459cm" svg:height="0.441cm" svg:x="10.845cm" svg:y="5.163cm">
            <draw:text-box>
              <text:p text:style-name="P7"><text:span text:style-name="T2">generatePasswordSalt(rand: int)</text:span></text:p>
            </draw:text-box>
          </draw:frame>
        </draw:g>
        <draw:g draw:style-name="gr2">
          <draw:polyline draw:style-name="gr87" draw:text-style-name="P9" draw:layer="layout" svg:width="1.404cm" svg:height="0.729cm" svg:x="11.109cm" svg:y="7.805cm" svg:viewBox="0 0 1405 730" draw:points="0,0 1405,0 1405,730 250,730">
            <text:p/>
          </draw:polyline>
          <draw:frame draw:style-name="gr88" draw:text-style-name="P10" draw:layer="layout" svg:width="4.042cm" svg:height="1.089cm" svg:x="10.665cm" svg:y="6.927cm">
            <draw:text-box>
              <text:p text:style-name="P7"><text:span text:style-name="T2">generatePassword(</text:span></text:p>
              <text:p text:style-name="P7"><text:span text:style-name="T2">salt: string)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53:16.005579763</meta:creation-date>
    <meta:generator>LibreOffice/24.2.0.3$Linux_X86_64 LibreOffice_project/420$Build-3</meta:generator>
    <dc:date>2024-04-22T21:56:25.429849774</dc:date>
    <meta:editing-duration>PT2H17M18S</meta:editing-duration>
    <meta:editing-cycles>28</meta:editing-cycles>
    <meta:document-statistic meta:object-count="129"/>
  </office:meta>
</office:document-meta>
</file>